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6.40291666666667cm" style:use-optimal-column-width="true"/>
    </style:style>
    <style:style style:name="co4" style:family="table-column">
      <style:table-column-properties fo:break-before="auto" style:column-width="3.30729166666667cm" style:use-optimal-column-width="true"/>
    </style:style>
    <style:style style:name="co5" style:family="table-column">
      <style:table-column-properties fo:break-before="auto" style:column-width="3.28083333333333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 table:visibility="collap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council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money</text:p>
          </table:table-cell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DOS-A1</text:p>
          </table:table-cell>
          <table:table-cell office:value-type="string" table:style-name="ce2">
            <text:p>mahinour ahmed</text:p>
          </table:table-cell>
          <table:table-cell office:value-type="string" table:style-name="ce2">
            <text:p>0111 317 0358</text:p>
          </table:table-cell>
          <table:table-cell office:value-type="string" table:style-name="ce2">
            <text:p>web developmen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3DOS-M1</text:p>
          </table:table-cell>
          <table:table-cell office:value-type="string" table:style-name="ce2">
            <text:p>marina magdy fawzy</text:p>
          </table:table-cell>
          <table:table-cell office:value-type="string" table:style-name="ce2">
            <text:p>120 671 7236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3DOS-M2</text:p>
          </table:table-cell>
          <table:table-cell office:value-type="string" table:style-name="ce2">
            <text:p>nouran hesham mohamed</text:p>
          </table:table-cell>
          <table:table-cell office:value-type="string" table:style-name="ce2">
            <text:p>111 174 8732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3DOS-M3</text:p>
          </table:table-cell>
          <table:table-cell office:value-type="string" table:style-name="ce2">
            <text:p>filopateer tamer</text:p>
          </table:table-cell>
          <table:table-cell office:value-type="string" table:style-name="ce2">
            <text:p>120 810 8031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3DOS-M4</text:p>
          </table:table-cell>
          <table:table-cell office:value-type="string" table:style-name="ce2">
            <text:p>madonna maged</text:p>
          </table:table-cell>
          <table:table-cell office:value-type="string" table:style-name="ce2">
            <text:p>120 814 7141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3DOS-M5</text:p>
          </table:table-cell>
          <table:table-cell office:value-type="string" table:style-name="ce2">
            <text:p>lobna abdelaziz ahmed</text:p>
          </table:table-cell>
          <table:table-cell office:value-type="float" office:value="1159754257" table:style-name="ce2">
            <text:p>1159754257</text:p>
          </table:table-cell>
          <table:table-cell office:value-type="string" table:style-name="ce2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3DOS-M6</text:p>
          </table:table-cell>
          <table:table-cell office:value-type="string" table:style-name="ce2">
            <text:p>beshoy emil shawky</text:p>
          </table:table-cell>
          <table:table-cell office:value-type="float" office:value="1285522268" table:style-name="ce2">
            <text:p>1285522268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DOS-M7</text:p>
          </table:table-cell>
          <table:table-cell office:value-type="string" table:style-name="ce2">
            <text:p>omnia mohamed<text:s/></text:p>
          </table:table-cell>
          <table:table-cell office:value-type="string" table:style-name="ce2">
            <text:p>0 102 405 3134</text:p>
          </table:table-cell>
          <table:table-cell office:value-type="string" table:style-name="ce2">
            <text:p>cyber securi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DOS-M8</text:p>
          </table:table-cell>
          <table:table-cell office:value-type="string" table:style-name="ce2">
            <text:p>donia mohamed abdelsalam</text:p>
          </table:table-cell>
          <table:table-cell office:value-type="float" office:value="1154800486" table:style-name="ce2">
            <text:p>1154800486</text:p>
          </table:table-cell>
          <table:table-cell office:value-type="string" table:style-name="ce2">
            <text:p>cyber securi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DOS-M9</text:p>
          </table:table-cell>
          <table:table-cell office:value-type="string" table:style-name="ce2">
            <text:p>rana mahmod watany</text:p>
          </table:table-cell>
          <table:table-cell office:value-type="float" office:value="1128942149" table:style-name="ce2">
            <text:p>1128942149</text:p>
          </table:table-cell>
          <table:table-cell office:value-type="string" table:style-name="ce2">
            <text:p>cyber securi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DOS-M10</text:p>
          </table:table-cell>
          <table:table-cell office:value-type="string" table:style-name="ce2">
            <text:p>ahmad farid farag</text:p>
          </table:table-cell>
          <table:table-cell office:value-type="float" office:value="1013996079" table:style-name="ce2">
            <text:p>1013996079</text:p>
          </table:table-cell>
          <table:table-cell office:value-type="string" table:style-name="ce2">
            <text:p>cyber securi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3DOS-O2</text:p>
          </table:table-cell>
          <table:table-cell office:value-type="string" table:style-name="ce2">
            <text:p>Mai Mohamed Mostafa</text:p>
          </table:table-cell>
          <table:table-cell office:value-type="float" office:value="1127573176" table:style-name="ce2">
            <text:p>1127573176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3DOS-O4</text:p>
          </table:table-cell>
          <table:table-cell office:value-type="string" table:style-name="ce2">
            <text:p>Merna Maher Abdelmoniem</text:p>
          </table:table-cell>
          <table:table-cell office:value-type="float" office:value="1150222562" table:style-name="ce2">
            <text:p>1150222562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3DOS-O5</text:p>
          </table:table-cell>
          <table:table-cell office:value-type="string" table:style-name="ce2">
            <text:p>Yousef Ahmed Mohamed<text:s/></text:p>
          </table:table-cell>
          <table:table-cell office:value-type="float" office:value="1554044963" table:style-name="ce2">
            <text:p>1554044963</text:p>
          </table:table-cell>
          <table:table-cell office:value-type="string" table:style-name="ce2">
            <text:p>CEO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3DOS-O6</text:p>
          </table:table-cell>
          <table:table-cell office:value-type="string" table:style-name="ce2">
            <text:p>Marina Magdi Girgis</text:p>
          </table:table-cell>
          <table:table-cell office:value-type="float" office:value="1225686270" table:style-name="ce2">
            <text:p>1225686270</text:p>
          </table:table-cell>
          <table:table-cell office:value-type="string" table:style-name="ce2">
            <text:p>BIS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3DOS-O7</text:p>
          </table:table-cell>
          <table:table-cell office:value-type="string" table:style-name="ce2">
            <text:p>Nouran Ehab Salah<text:s/></text:p>
          </table:table-cell>
          <table:table-cell office:value-type="float" office:value="1144577175" table:style-name="ce2">
            <text:p>1144577175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3DOS-O8</text:p>
          </table:table-cell>
          <table:table-cell office:value-type="string" table:style-name="ce2">
            <text:p>Nouran AlHussieny</text:p>
          </table:table-cell>
          <table:table-cell office:value-type="string" table:style-name="ce2">
            <text:p>+20 115 492 6959</text:p>
          </table:table-cell>
          <table:table-cell office:value-type="string" table:style-name="ce2">
            <text:p>Marketing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3DOS-O9</text:p>
          </table:table-cell>
          <table:table-cell office:value-type="string" table:style-name="ce2">
            <text:p>Yara Mustafa</text:p>
          </table:table-cell>
          <table:table-cell office:value-type="float" office:value="1140114347" table:style-name="ce2">
            <text:p>1140114347</text:p>
          </table:table-cell>
          <table:table-cell office:value-type="string" table:style-name="ce2">
            <text:p>Stockmarket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3DOS-O10</text:p>
          </table:table-cell>
          <table:table-cell office:value-type="string" table:style-name="ce2">
            <text:p>Souliman Baba Said Yehia<text:s/></text:p>
          </table:table-cell>
          <table:table-cell office:value-type="float" office:value="1113099122" table:style-name="ce2">
            <text:p>1113099122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3DOS-SF1</text:p>
          </table:table-cell>
          <table:table-cell office:value-type="string" table:style-name="ce2">
            <text:p>Nour Abou Gabal</text:p>
          </table:table-cell>
          <table:table-cell office:value-type="float" office:value="1227860569" table:style-name="ce2">
            <text:p>1227860569</text:p>
          </table:table-cell>
          <table:table-cell office:value-type="string" table:style-name="ce2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3DOS-SF3</text:p>
          </table:table-cell>
          <table:table-cell office:value-type="string" table:style-name="ce3">
            <text:p>abdelrahman mostafa</text:p>
          </table:table-cell>
          <table:table-cell office:value-type="string" table:style-name="ce2">
            <text:p>0 109 331 6933</text:p>
          </table:table-cell>
          <table:table-cell office:value-type="string" table:style-name="ce2">
            <text:p>Marketing cours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3DOS-SF4</text:p>
          </table:table-cell>
          <table:table-cell office:value-type="string" table:style-name="ce2">
            <text:p>youssef mohassen</text:p>
          </table:table-cell>
          <table:table-cell office:value-type="float" office:value="1064692733" table:style-name="ce2">
            <text:p>1064692733</text:p>
          </table:table-cell>
          <table:table-cell office:value-type="string" table:style-name="ce2">
            <text:p>outcomer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3DOS-Y1</text:p>
          </table:table-cell>
          <table:table-cell office:value-type="string" table:style-name="ce2">
            <text:p>Ahmed abd el wadod</text:p>
          </table:table-cell>
          <table:table-cell office:value-type="float" office:value="1125797101" table:style-name="ce2">
            <text:p>1125797101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3DOS-Y2</text:p>
          </table:table-cell>
          <table:table-cell office:value-type="string" table:style-name="ce2">
            <text:p>Yousef usama fathy</text:p>
          </table:table-cell>
          <table:table-cell office:value-type="float" office:value="1112011212" table:style-name="ce2">
            <text:p>1112011212</text:p>
          </table:table-cell>
          <table:table-cell office:value-type="string" table:style-name="ce2">
            <text:p>web <text:s/>dev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3DOS-Y3</text:p>
          </table:table-cell>
          <table:table-cell office:value-type="string" table:style-name="ce2">
            <text:p>ibrahem mostafa</text:p>
          </table:table-cell>
          <table:table-cell office:value-type="float" office:value="1100687473" table:style-name="ce2">
            <text:p>1100687473</text:p>
          </table:table-cell>
          <table:table-cell office:value-type="string" table:style-name="ce2">
            <text:p>web design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3DOS-Y4</text:p>
          </table:table-cell>
          <table:table-cell office:value-type="string" table:style-name="ce2">
            <text:p>Ahmed hussein mohamed</text:p>
          </table:table-cell>
          <table:table-cell office:value-type="float" office:value="1060786236" table:style-name="ce2">
            <text:p>1060786236</text:p>
          </table:table-cell>
          <table:table-cell office:value-type="string" table:style-name="ce2">
            <text:p>web dev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3DOS-Y5</text:p>
          </table:table-cell>
          <table:table-cell office:value-type="string" table:style-name="ce2">
            <text:p>reem mosta<text:s/></text:p>
          </table:table-cell>
          <table:table-cell office:value-type="float" office:value="1110914250" table:style-name="ce2">
            <text:p>1110914250</text:p>
          </table:table-cell>
          <table:table-cell office:value-type="string" table:style-name="ce2">
            <text:p>web design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3DOS-Y6</text:p>
          </table:table-cell>
          <table:table-cell office:value-type="string" table:style-name="ce2">
            <text:p>Mohamed wael</text:p>
          </table:table-cell>
          <table:table-cell office:value-type="float" office:value="1142214484" table:style-name="ce2">
            <text:p>1142214484</text:p>
          </table:table-cell>
          <table:table-cell office:value-type="string" table:style-name="ce2">
            <text:p>cyber securi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3DOS-Y7</text:p>
          </table:table-cell>
          <table:table-cell office:value-type="string" table:style-name="ce2">
            <text:p>shahad atef</text:p>
          </table:table-cell>
          <table:table-cell office:value-type="float" office:value="1201797736" table:style-name="ce2">
            <text:p>1201797736</text:p>
          </table:table-cell>
          <table:table-cell office:value-type="string" table:style-name="ce2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3DOS-Y8</text:p>
          </table:table-cell>
          <table:table-cell office:value-type="string" table:style-name="ce2">
            <text:p>sara said l</text:p>
          </table:table-cell>
          <table:table-cell office:value-type="float" office:value="1028878727" table:style-name="ce2">
            <text:p>1028878727</text:p>
          </table:table-cell>
          <table:table-cell office:value-type="string" table:style-name="ce2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3DOS-Y9</text:p>
          </table:table-cell>
          <table:table-cell office:value-type="string" table:style-name="ce2">
            <text:p>salama khaled</text:p>
          </table:table-cell>
          <table:table-cell office:value-type="float" office:value="1204150115" table:style-name="ce2">
            <text:p>1204150115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3DOS-Y10</text:p>
          </table:table-cell>
          <table:table-cell office:value-type="string" table:style-name="ce2">
            <text:p>shimaa foaad</text:p>
          </table:table-cell>
          <table:table-cell office:value-type="float" office:value="1112243086" table:style-name="ce2">
            <text:p>1112243086</text:p>
          </table:table-cell>
          <table:table-cell office:value-type="string" table:style-name="ce2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3DOS-Y11</text:p>
          </table:table-cell>
          <table:table-cell office:value-type="string" table:style-name="ce2">
            <text:p>nada abd hakim</text:p>
          </table:table-cell>
          <table:table-cell office:value-type="float" office:value="1026502698" table:style-name="ce2">
            <text:p>1026502698</text:p>
          </table:table-cell>
          <table:table-cell office:value-type="string" table:style-name="ce2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3DOS-Y12</text:p>
          </table:table-cell>
          <table:table-cell office:value-type="string" table:style-name="ce2">
            <text:p>yara hanfi</text:p>
          </table:table-cell>
          <table:table-cell office:value-type="float" office:value="1091657120" table:style-name="ce2">
            <text:p>1091657120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string" table:style-name="ce2">
            <text:p>3DOS-H1</text:p>
          </table:table-cell>
          <table:table-cell office:value-type="string" table:style-name="ce2">
            <text:p>Salma Mohamed</text:p>
          </table:table-cell>
          <table:table-cell office:value-type="string" table:style-name="ce2">
            <text:p>01151093104</text:p>
          </table:table-cell>
          <table:table-cell office:value-type="string" table:style-name="ce2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3DOS-H2</text:p>
          </table:table-cell>
          <table:table-cell office:value-type="string" table:style-name="ce2">
            <text:p>Haidy Mohsen</text:p>
          </table:table-cell>
          <table:table-cell office:value-type="string" table:style-name="ce2">
            <text:p>01118476702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string" table:style-name="ce2">
            <text:p>3DOS-H3</text:p>
          </table:table-cell>
          <table:table-cell office:value-type="string" table:style-name="ce2">
            <text:p>Doaa Ewis</text:p>
          </table:table-cell>
          <table:table-cell office:value-type="string" table:style-name="ce2">
            <text:p>01122516203</text:p>
          </table:table-cell>
          <table:table-cell office:value-type="string" table:style-name="ce2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string" table:style-name="ce2">
            <text:p>3DOS-H4</text:p>
          </table:table-cell>
          <table:table-cell office:value-type="string" table:style-name="ce2">
            <text:p>Lamiaa Tarek</text:p>
          </table:table-cell>
          <table:table-cell office:value-type="string" table:style-name="ce2">
            <text:p>01120267888</text:p>
          </table:table-cell>
          <table:table-cell office:value-type="string" table:style-name="ce2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string" table:style-name="ce2">
            <text:p>3DOS-H5</text:p>
          </table:table-cell>
          <table:table-cell office:value-type="string" table:style-name="ce2">
            <text:p>Abdelrahman Said</text:p>
          </table:table-cell>
          <table:table-cell office:value-type="string" table:style-name="ce2">
            <text:p>01095538300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3DOS-H6</text:p>
          </table:table-cell>
          <table:table-cell office:value-type="string" table:style-name="ce2">
            <text:p>Norhan Ashraf</text:p>
          </table:table-cell>
          <table:table-cell office:value-type="string" table:style-name="ce2">
            <text:p>01211246409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2">
            <text:p>3DOS-H7</text:p>
          </table:table-cell>
          <table:table-cell office:value-type="string" table:style-name="ce2">
            <text:p>Mohamed Said Saad</text:p>
          </table:table-cell>
          <table:table-cell office:value-type="string" table:style-name="ce2">
            <text:p>01127883167</text:p>
          </table:table-cell>
          <table:table-cell office:value-type="string" table:style-name="ce2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string" table:style-name="ce2">
            <text:p>3DOS-H8</text:p>
          </table:table-cell>
          <table:table-cell office:value-type="string" table:style-name="ce2">
            <text:p>May Mohamed<text:s/></text:p>
          </table:table-cell>
          <table:table-cell office:value-type="string" table:style-name="ce2">
            <text:p>01205335861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string" table:style-name="ce2">
            <text:p>3DOS-H9</text:p>
          </table:table-cell>
          <table:table-cell office:value-type="string" table:style-name="ce2">
            <text:p>Mahmoud ehab Mohamed</text:p>
          </table:table-cell>
          <table:table-cell office:value-type="string" table:style-name="ce2">
            <text:p>011112933641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3DOS-H10</text:p>
          </table:table-cell>
          <table:table-cell office:value-type="string" table:style-name="ce2">
            <text:p>Dalia Ashraf Mohamed</text:p>
          </table:table-cell>
          <table:table-cell office:value-type="string" table:style-name="ce2">
            <text:p>01126044988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string" table:style-name="ce2">
            <text:p>3DOS-H11</text:p>
          </table:table-cell>
          <table:table-cell office:value-type="string" table:style-name="ce2">
            <text:p>Reem Maged Ibrahim<text:s/></text:p>
          </table:table-cell>
          <table:table-cell office:value-type="string" table:style-name="ce2">
            <text:p>01152026187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2">
            <text:p>3DOS-H12</text:p>
          </table:table-cell>
          <table:table-cell office:value-type="string" table:style-name="ce2">
            <text:p>Mayar Abdelmonem</text:p>
          </table:table-cell>
          <table:table-cell office:value-type="string" table:style-name="ce2">
            <text:p>01019458722</text:p>
          </table:table-cell>
          <table:table-cell office:value-type="string" table:style-name="ce2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2">
            <text:p>3DOS-H13</text:p>
          </table:table-cell>
          <table:table-cell office:value-type="string" table:style-name="ce2">
            <text:p>Mariam Adel</text:p>
          </table:table-cell>
          <table:table-cell office:value-type="string" table:style-name="ce2">
            <text:p>01113929830</text:p>
          </table:table-cell>
          <table:table-cell office:value-type="string" table:style-name="ce2">
            <text:p>web developmen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string" table:style-name="ce2">
            <text:p>3DOS-H14</text:p>
          </table:table-cell>
          <table:table-cell office:value-type="string" table:style-name="ce2">
            <text:p>Nourseen Ashraf</text:p>
          </table:table-cell>
          <table:table-cell office:value-type="string" table:style-name="ce2">
            <text:p>01013942014</text:p>
          </table:table-cell>
          <table:table-cell office:value-type="string" table:style-name="ce2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2">
            <text:p>3DOS-H15</text:p>
          </table:table-cell>
          <table:table-cell office:value-type="string" table:style-name="ce2">
            <text:p>Aliaa Saeed Hussien</text:p>
          </table:table-cell>
          <table:table-cell office:value-type="string" table:style-name="ce2">
            <text:p>01017321209</text:p>
          </table:table-cell>
          <table:table-cell office:value-type="string" table:style-name="ce2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2">
            <text:p>3DOS-H16</text:p>
          </table:table-cell>
          <table:table-cell office:value-type="string" table:style-name="ce2">
            <text:p>Ola Said Abdelrahman</text:p>
          </table:table-cell>
          <table:table-cell office:value-type="string" table:style-name="ce2">
            <text:p>01128937773</text:p>
          </table:table-cell>
          <table:table-cell office:value-type="string" table:style-name="ce2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string" table:style-name="ce2">
            <text:p>3DOS-H17</text:p>
          </table:table-cell>
          <table:table-cell office:value-type="string" table:style-name="ce2">
            <text:p>Maryam Elyamani</text:p>
          </table:table-cell>
          <table:table-cell office:value-type="string" table:style-name="ce2">
            <text:p>01099269702</text:p>
          </table:table-cell>
          <table:table-cell office:value-type="string" table:style-name="ce2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3DOS-H18</text:p>
          </table:table-cell>
          <table:table-cell office:value-type="string" table:style-name="ce2">
            <text:p>May Mohamed<text:s/></text:p>
          </table:table-cell>
          <table:table-cell office:value-type="string" table:style-name="ce2">
            <text:p>01010683538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string" table:style-name="ce2">
            <text:p>3DOS-H19</text:p>
          </table:table-cell>
          <table:table-cell office:value-type="string" table:style-name="ce2">
            <text:p>Abdelrahman Mansour</text:p>
          </table:table-cell>
          <table:table-cell office:value-type="string" table:style-name="ce2">
            <text:p>01147542249</text:p>
          </table:table-cell>
          <table:table-cell office:value-type="string" table:style-name="ce2">
            <text:p>web developmen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string" table:style-name="ce2">
            <text:p>3DOS-H20</text:p>
          </table:table-cell>
          <table:table-cell office:value-type="string" table:style-name="ce2">
            <text:p>Filopateer Tamer</text:p>
          </table:table-cell>
          <table:table-cell office:value-type="string" table:style-name="ce2">
            <text:p>01208108031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string" table:style-name="ce2">
            <text:p>3DOS-H21</text:p>
          </table:table-cell>
          <table:table-cell office:value-type="string" table:style-name="ce2">
            <text:p>Youmna Abdelfattah</text:p>
          </table:table-cell>
          <table:table-cell office:value-type="string" table:style-name="ce2">
            <text:p>01143782728</text:p>
          </table:table-cell>
          <table:table-cell office:value-type="string" table:style-name="ce2">
            <text:p>web developmen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string" table:style-name="ce2">
            <text:p>3DOS-H22</text:p>
          </table:table-cell>
          <table:table-cell office:value-type="string" table:style-name="ce2">
            <text:p>Ganna Seif</text:p>
          </table:table-cell>
          <table:table-cell office:value-type="string" table:style-name="ce2">
            <text:p>01149274575</text:p>
          </table:table-cell>
          <table:table-cell office:value-type="string" table:style-name="ce2">
            <text:p>web developmen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string" table:style-name="ce2">
            <text:p>3DOS-H23</text:p>
          </table:table-cell>
          <table:table-cell office:value-type="string" table:style-name="ce2">
            <text:p>Radwa Mohamoud</text:p>
          </table:table-cell>
          <table:table-cell office:value-type="string" table:style-name="ce2">
            <text:p>01112554051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string" table:style-name="ce2">
            <text:p>3DOS-ME1</text:p>
          </table:table-cell>
          <table:table-cell office:value-type="string" table:style-name="ce2">
            <text:p>Salma Abdelsalam Mohamed Allam</text:p>
          </table:table-cell>
          <table:table-cell office:value-type="string" table:style-name="ce2">
            <text:p>+20 115 282 1728</text:p>
          </table:table-cell>
          <table:table-cell office:value-type="string" table:style-name="ce2">
            <text:p>Marketing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string" table:style-name="ce2">
            <text:p>3DOS-R1</text:p>
          </table:table-cell>
          <table:table-cell office:value-type="string" table:style-name="ce2">
            <text:p>Maria Fouad<text:s/></text:p>
          </table:table-cell>
          <table:table-cell office:value-type="float" office:value="1278384764" table:style-name="ce2">
            <text:p>1278384764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3DOS-R2</text:p>
          </table:table-cell>
          <table:table-cell office:value-type="string" table:style-name="ce2">
            <text:p>sebrena hisham</text:p>
          </table:table-cell>
          <table:table-cell office:value-type="float" office:value="1021058880" table:style-name="ce2">
            <text:p>1021058880</text:p>
          </table:table-cell>
          <table:table-cell office:value-type="string" table:style-name="ce2">
            <text:p>Stock market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string" table:style-name="ce2">
            <text:p>3DOS-R4</text:p>
          </table:table-cell>
          <table:table-cell office:value-type="string" table:style-name="ce2">
            <text:p>Hala Ahmed<text:s/></text:p>
          </table:table-cell>
          <table:table-cell office:value-type="float" office:value="1008808207" table:style-name="ce2">
            <text:p>1008808207</text:p>
          </table:table-cell>
          <table:table-cell office:value-type="string" table:style-name="ce2">
            <text:p>CEO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string" table:style-name="ce2">
            <text:p>3DOS-ME1</text:p>
          </table:table-cell>
          <table:table-cell office:value-type="string" table:style-name="ce2">
            <text:p>Abdelrahman tawfik</text:p>
          </table:table-cell>
          <table:table-cell office:value-type="float" office:value="1094076235" table:style-name="ce2">
            <text:p>1094076235</text:p>
          </table:table-cell>
          <table:table-cell office:value-type="string" table:style-name="ce2">
            <text:p>web developmen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string" table:style-name="ce2">
            <text:p>3DOS-ME2</text:p>
          </table:table-cell>
          <table:table-cell office:value-type="string" table:style-name="ce2">
            <text:p>Mohamed Ahmed Mostafa</text:p>
          </table:table-cell>
          <table:table-cell office:value-type="float" office:value="1006390047" table:style-name="ce2">
            <text:p>1006390047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string" table:style-name="ce2">
            <text:p>3DOS-ME3</text:p>
          </table:table-cell>
          <table:table-cell office:value-type="string" table:style-name="ce2">
            <text:p>bassant hesham</text:p>
          </table:table-cell>
          <table:table-cell office:value-type="float" office:value="1023128155" table:style-name="ce2">
            <text:p>1023128155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string" table:style-name="ce2">
            <text:p>3DOS-ME4</text:p>
          </table:table-cell>
          <table:table-cell office:value-type="string" table:style-name="ce2">
            <text:p>aya reda mosaad</text:p>
          </table:table-cell>
          <table:table-cell office:value-type="float" office:value="1009647272" table:style-name="ce2">
            <text:p>1009647272</text:p>
          </table:table-cell>
          <table:table-cell office:value-type="string" table:style-name="ce2">
            <text:p>web developmen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string" table:style-name="ce2">
            <text:p>3DOS-ME5</text:p>
          </table:table-cell>
          <table:table-cell office:value-type="string" table:style-name="ce2">
            <text:p>Alaa Ahmed Ragab<text:s/></text:p>
          </table:table-cell>
          <table:table-cell office:value-type="float" office:value="1115246932" table:style-name="ce2">
            <text:p>1115246932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id</text:p>
          </table:table-cell>
          <table:table-cell table:number-columns-repeated="16376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string" table:style-name="ce4">
            <text:p>3DOS-U1</text:p>
          </table:table-cell>
          <table:table-cell office:value-type="string" table:style-name="ce4">
            <text:p>Mahmoud islam</text:p>
          </table:table-cell>
          <table:table-cell office:value-type="float" office:value="1024949307" table:style-name="ce4">
            <text:p>1024949307</text:p>
          </table:table-cell>
          <table:table-cell office:value-type="string" table:style-name="ce4">
            <text:p>marketing council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4">
            <text:p>3DOS-U2</text:p>
          </table:table-cell>
          <table:table-cell office:value-type="string" table:style-name="ce4">
            <text:p>Abdallah Hassan Samman</text:p>
          </table:table-cell>
          <table:table-cell office:value-type="float" office:value="1020055272" table:style-name="ce4">
            <text:p>1020055272</text:p>
          </table:table-cell>
          <table:table-cell office:value-type="string" table:style-name="ce4">
            <text:p>Cybersecuri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string" table:style-name="ce4">
            <text:p>3DOS-U3</text:p>
          </table:table-cell>
          <table:table-cell office:value-type="string" table:style-name="ce4">
            <text:p>Hassan Mohamed</text:p>
          </table:table-cell>
          <table:table-cell office:value-type="float" office:value="1095817721" table:style-name="ce4">
            <text:p>1095817721</text:p>
          </table:table-cell>
          <table:table-cell office:value-type="string" table:style-name="ce4">
            <text:p><text:s/>Marketing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4">
            <text:p>3DOS-U4</text:p>
          </table:table-cell>
          <table:table-cell office:value-type="string" table:style-name="ce4">
            <text:p>Salma mohamed Emam</text:p>
          </table:table-cell>
          <table:table-cell office:value-type="float" office:value="1158586333" table:style-name="ce4">
            <text:p>1158586333</text:p>
          </table:table-cell>
          <table:table-cell office:value-type="string" table:style-name="ce4">
            <text:p><text:s/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string" table:style-name="ce4">
            <text:p>3DOS-U5</text:p>
          </table:table-cell>
          <table:table-cell office:value-type="string" table:style-name="ce4">
            <text:p>Halla Embaby<text:s/></text:p>
          </table:table-cell>
          <table:table-cell office:value-type="float" office:value="1018518480" table:style-name="ce4">
            <text:p>1018518480</text:p>
          </table:table-cell>
          <table:table-cell office:value-type="string" table:style-name="ce4">
            <text:p><text:s/>stock market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string" table:style-name="ce4">
            <text:p>3DOS-U6</text:p>
          </table:table-cell>
          <table:table-cell office:value-type="string" table:style-name="ce4">
            <text:p>Seif Ahmed Elmasry</text:p>
          </table:table-cell>
          <table:table-cell office:value-type="float" office:value="1126402080" table:style-name="ce4">
            <text:p>1126402080</text:p>
          </table:table-cell>
          <table:table-cell office:value-type="string" table:style-name="ce4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string" table:style-name="ce4">
            <text:p>3DOS-U7</text:p>
          </table:table-cell>
          <table:table-cell office:value-type="string" table:style-name="ce4">
            <text:p>donia haney</text:p>
          </table:table-cell>
          <table:table-cell office:value-type="float" office:value="1289477271" table:style-name="ce4">
            <text:p>1289477271</text:p>
          </table:table-cell>
          <table:table-cell office:value-type="string" table:style-name="ce4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string" table:style-name="ce4">
            <text:p>3DOS-U8</text:p>
          </table:table-cell>
          <table:table-cell office:value-type="string" table:style-name="ce4">
            <text:p>Ali Mohamed Sayed</text:p>
          </table:table-cell>
          <table:table-cell office:value-type="float" office:value="1099007936" table:style-name="ce4">
            <text:p>1099007936</text:p>
          </table:table-cell>
          <table:table-cell office:value-type="string" table:style-name="ce4">
            <text:p>Web development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4">
            <text:p>3DOS-U9</text:p>
          </table:table-cell>
          <table:table-cell office:value-type="string" table:style-name="ce4">
            <text:p>Ahmed shobk<text:s/></text:p>
          </table:table-cell>
          <table:table-cell office:value-type="float" office:value="1007874065" table:style-name="ce4">
            <text:p>1007874065</text:p>
          </table:table-cell>
          <table:table-cell office:value-type="string" table:style-name="ce4">
            <text:p>marketing council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string" table:style-name="ce4">
            <text:p>3DOS-U10</text:p>
          </table:table-cell>
          <table:table-cell office:value-type="string" table:style-name="ce4">
            <text:p>evraim botros<text:s/></text:p>
          </table:table-cell>
          <table:table-cell office:value-type="float" office:value="1272333867" table:style-name="ce4">
            <text:p>1272333867</text:p>
          </table:table-cell>
          <table:table-cell office:value-type="string" table:style-name="ce4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string" table:style-name="ce4">
            <text:p>3DOS-U11</text:p>
          </table:table-cell>
          <table:table-cell office:value-type="string" table:style-name="ce4">
            <text:p>nader sameer</text:p>
          </table:table-cell>
          <table:table-cell office:value-type="float" office:value="1110265773" table:style-name="ce4">
            <text:p>1110265773</text:p>
          </table:table-cell>
          <table:table-cell office:value-type="string" table:style-name="ce4">
            <text:p>stock market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string" table:style-name="ce4">
            <text:p>3DOS-U12</text:p>
          </table:table-cell>
          <table:table-cell office:value-type="string" table:style-name="ce4">
            <text:p>reham mohamed</text:p>
          </table:table-cell>
          <table:table-cell office:value-type="float" office:value="1129454969" table:style-name="ce4">
            <text:p>1129454969</text:p>
          </table:table-cell>
          <table:table-cell office:value-type="string" table:style-name="ce4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string" table:style-name="ce4">
            <text:p>3DOS-U13</text:p>
          </table:table-cell>
          <table:table-cell office:value-type="string" table:style-name="ce4">
            <text:p>youstina shoukry<text:s/></text:p>
          </table:table-cell>
          <table:table-cell office:value-type="float" office:value="1208574886" table:style-name="ce4">
            <text:p>1208574886</text:p>
          </table:table-cell>
          <table:table-cell office:value-type="string" table:style-name="ce4">
            <text:p>Stock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string" table:style-name="ce4">
            <text:p>3DOS-U14</text:p>
          </table:table-cell>
          <table:table-cell office:value-type="string" table:style-name="ce4">
            <text:p>ahmed ebrahim ahmed ebrahim</text:p>
          </table:table-cell>
          <table:table-cell office:value-type="float" office:value="1098813106" table:style-name="ce4">
            <text:p>1098813106</text:p>
          </table:table-cell>
          <table:table-cell office:value-type="string" table:style-name="ce4">
            <text:p>stoc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string" table:style-name="ce4">
            <text:p>3DOS-U15</text:p>
          </table:table-cell>
          <table:table-cell office:value-type="string" table:style-name="ce4">
            <text:p>Hagar Mohamed Ahmed</text:p>
          </table:table-cell>
          <table:table-cell office:value-type="float" office:value="1150690099" table:style-name="ce4">
            <text:p>1150690099</text:p>
          </table:table-cell>
          <table:table-cell office:value-type="string" table:style-name="ce4">
            <text:p>Ceo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string" table:style-name="ce4">
            <text:p>3DOS-U16</text:p>
          </table:table-cell>
          <table:table-cell office:value-type="string" table:style-name="ce4">
            <text:p>Aya Maged</text:p>
          </table:table-cell>
          <table:table-cell office:value-type="float" office:value="1060794829" table:style-name="ce4">
            <text:p>1060794829</text:p>
          </table:table-cell>
          <table:table-cell office:value-type="string" table:style-name="ce4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string" table:style-name="ce4">
            <text:p>3DOS-U17</text:p>
          </table:table-cell>
          <table:table-cell office:value-type="string" table:style-name="ce4">
            <text:p>Fady Aly<text:s/></text:p>
          </table:table-cell>
          <table:table-cell office:value-type="float" office:value="1003355228" table:style-name="ce4">
            <text:p>1003355228</text:p>
          </table:table-cell>
          <table:table-cell office:value-type="string" table:style-name="ce4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string" table:style-name="ce4">
            <text:p>3DOS-U18</text:p>
          </table:table-cell>
          <table:table-cell office:value-type="string" table:style-name="ce4">
            <text:p>Amina mostafa mohamed<text:s/></text:p>
          </table:table-cell>
          <table:table-cell office:value-type="float" office:value="1098856219" table:style-name="ce4">
            <text:p>1098856219</text:p>
          </table:table-cell>
          <table:table-cell office:value-type="string" table:style-name="ce4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string" table:style-name="ce4">
            <text:p>3DOS-U19</text:p>
          </table:table-cell>
          <table:table-cell office:value-type="string" table:style-name="ce4">
            <text:p>Khaled zaghloul Mohamed</text:p>
          </table:table-cell>
          <table:table-cell office:value-type="string" table:style-name="ce4">
            <text:p>+20 102 464 4084</text:p>
          </table:table-cell>
          <table:table-cell office:value-type="string" table:style-name="ce4">
            <text:p>My cousin onl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string" table:style-name="ce4">
            <text:p>3DOS-U20</text:p>
          </table:table-cell>
          <table:table-cell office:value-type="string" table:style-name="ce4">
            <text:p>Amina mostafa mohamed<text:s/></text:p>
          </table:table-cell>
          <table:table-cell office:value-type="float" office:value="1098856219" table:style-name="ce4">
            <text:p>1098856219</text:p>
          </table:table-cell>
          <table:table-cell office:value-type="string" table:style-name="ce4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string" table:style-name="ce4">
            <text:p>3DOS-U21</text:p>
          </table:table-cell>
          <table:table-cell office:value-type="string" table:style-name="ce4">
            <text:p>nadia Reda faried<text:s/></text:p>
          </table:table-cell>
          <table:table-cell office:value-type="float" office:value="1223386104" table:style-name="ce4">
            <text:p>1223386104</text:p>
          </table:table-cell>
          <table:table-cell office:value-type="string" table:style-name="ce4">
            <text:p>marketing council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string" table:style-name="ce4">
            <text:p>3DOS-U22</text:p>
          </table:table-cell>
          <table:table-cell office:value-type="string" table:style-name="ce4">
            <text:p>Mariam Medhat Mohamed<text:s/></text:p>
          </table:table-cell>
          <table:table-cell office:value-type="string" table:style-name="ce4">
            <text:p>+20 106 030 1969</text:p>
          </table:table-cell>
          <table:table-cell office:value-type="string" table:style-name="ce4">
            <text:p>marketing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string" table:style-name="ce4">
            <text:p>3DOS-U23</text:p>
          </table:table-cell>
          <table:table-cell office:value-type="string" table:style-name="ce4">
            <text:p>Aya Hamdy Saeed</text:p>
          </table:table-cell>
          <table:table-cell office:value-type="float" office:value="1029019710" table:style-name="ce4">
            <text:p>1029019710</text:p>
          </table:table-cell>
          <table:table-cell office:value-type="string" table:style-name="ce4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string" table:style-name="ce4">
            <text:p>3DOS-U24</text:p>
          </table:table-cell>
          <table:table-cell office:value-type="string" table:style-name="ce4">
            <text:p>Toqa salah Eldien</text:p>
          </table:table-cell>
          <table:table-cell office:value-type="float" office:value="1550371970" table:style-name="ce4">
            <text:p>1550371970</text:p>
          </table:table-cell>
          <table:table-cell office:value-type="string" table:style-name="ce4">
            <text:p>Web desig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string" table:style-name="ce4">
            <text:p>3DOS-U25</text:p>
          </table:table-cell>
          <table:table-cell office:value-type="string" table:style-name="ce4">
            <text:p>alyaa eihab</text:p>
          </table:table-cell>
          <table:table-cell office:value-type="float" office:value="1156688512" table:style-name="ce4">
            <text:p>1156688512</text:p>
          </table:table-cell>
          <table:table-cell office:value-type="string" table:style-name="ce4">
            <text:p>stock market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string" table:style-name="ce4">
            <text:p>3DOS-U26</text:p>
          </table:table-cell>
          <table:table-cell office:value-type="string" table:style-name="ce4">
            <text:p>Adham mahmoud hassan<text:s/></text:p>
          </table:table-cell>
          <table:table-cell office:value-type="string" table:style-name="ce4">
            <text:p>+20 111 099 1246</text:p>
          </table:table-cell>
          <table:table-cell office:value-type="string" table:style-name="ce4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string" table:style-name="ce4">
            <text:p>3DOS-U27</text:p>
          </table:table-cell>
          <table:table-cell office:value-type="string" table:style-name="ce1">
            <text:p>maya yasser fmi level one</text:p>
          </table:table-cell>
          <table:table-cell office:value-type="string" table:style-name="ce1">
            <text:p>+20 111 666 2853</text:p>
          </table:table-cell>
          <table:table-cell office:value-type="string" table:style-name="ce4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string" table:style-name="ce4">
            <text:p>3DOS-U28</text:p>
          </table:table-cell>
          <table:table-cell office:value-type="string" table:style-name="ce4">
            <text:p>Rokaya Ahmed Yassen Mahany 0</text:p>
          </table:table-cell>
          <table:table-cell office:value-type="float" office:value="1115262581" table:style-name="ce4">
            <text:p>1115262581</text:p>
          </table:table-cell>
          <table:table-cell office:value-type="string" table:style-name="ce4">
            <text:p>Cyper security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string" table:style-name="ce4">
            <text:p>3DOS-U29</text:p>
          </table:table-cell>
          <table:table-cell office:value-type="string" table:style-name="ce4">
            <text:p>manar moahmed samy</text:p>
          </table:table-cell>
          <table:table-cell office:value-type="float" office:value="1151093103" table:style-name="ce4">
            <text:p>1151093103</text:p>
          </table:table-cell>
          <table:table-cell office:value-type="string" table:style-name="ce4">
            <text:p>out comer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string" table:style-name="ce4">
            <text:p>3DOS-U30</text:p>
          </table:table-cell>
          <table:table-cell office:value-type="string" table:style-name="ce4">
            <text:p>Khaled zaghloul Mohamed</text:p>
          </table:table-cell>
          <table:table-cell office:value-type="string" table:style-name="ce4">
            <text:p>+20 102 464 4084</text:p>
          </table:table-cell>
          <table:table-cell office:value-type="string" table:style-name="ce4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string" table:style-name="ce4">
            <text:p>3DOS-U31</text:p>
          </table:table-cell>
          <table:table-cell office:value-type="string" table:style-name="ce5">
            <text:p>Monica ashraf hanna</text:p>
          </table:table-cell>
          <table:table-cell office:value-type="float" office:value="1229292882" table:style-name="ce5">
            <text:p>1229292882</text:p>
          </table:table-cell>
          <table:table-cell office:value-type="string" table:style-name="ce5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string" table:style-name="ce4">
            <text:p>3DOS-U32</text:p>
          </table:table-cell>
          <table:table-cell office:value-type="string" table:style-name="ce5">
            <text:p>Martin Medhat<text:s/></text:p>
          </table:table-cell>
          <table:table-cell office:value-type="float" office:value="1270759514" table:style-name="ce5">
            <text:p>1270759514</text:p>
          </table:table-cell>
          <table:table-cell office:value-type="string" table:style-name="ce5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string" table:style-name="ce4">
            <text:p>3DOS-U33</text:p>
          </table:table-cell>
          <table:table-cell office:value-type="string" table:style-name="ce5">
            <text:p>Mario Medhat</text:p>
          </table:table-cell>
          <table:table-cell office:value-type="float" office:value="1272961087" table:style-name="ce5">
            <text:p>1272961087</text:p>
          </table:table-cell>
          <table:table-cell office:value-type="string" table:style-name="ce5">
            <text:p>cyper securi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4">
            <text:p>3DOS-U34</text:p>
          </table:table-cell>
          <table:table-cell office:value-type="string" table:style-name="ce5">
            <text:p>manar Ibrahim abdullah</text:p>
          </table:table-cell>
          <table:table-cell office:value-type="string" table:style-name="ce5">
            <text:p>0 115 721 1420</text:p>
          </table:table-cell>
          <table:table-cell office:value-type="string" table:style-name="ce5">
            <text:p>market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string" table:style-name="ce4">
            <text:p>3DOS-U35</text:p>
          </table:table-cell>
          <table:table-cell office:value-type="string" table:style-name="ce5">
            <text:p>Rana Mahmoud watany<text:s/></text:p>
          </table:table-cell>
          <table:table-cell office:value-type="float" office:value="1128942149" table:style-name="ce5">
            <text:p>1128942149</text:p>
          </table:table-cell>
          <table:table-cell office:value-type="string" table:style-name="ce5">
            <text:p>Cyber securi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string" table:style-name="ce4">
            <text:p>3DOS-U36</text:p>
          </table:table-cell>
          <table:table-cell office:value-type="string" table:style-name="ce5">
            <text:p>Abdelwahab ali abdelwahab<text:s/></text:p>
          </table:table-cell>
          <table:table-cell office:value-type="float" office:value="1016756357" table:style-name="ce5">
            <text:p>1016756357</text:p>
          </table:table-cell>
          <table:table-cell office:value-type="string" table:style-name="ce5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103" table:style-name="ce1">
            <text:p>103</text:p>
          </table:table-cell>
          <table:table-cell office:value-type="string" table:style-name="ce4">
            <text:p>3DOS-U37</text:p>
          </table:table-cell>
          <table:table-cell office:value-type="string" table:style-name="ce5">
            <text:p>Sara adel rasmy<text:s/></text:p>
          </table:table-cell>
          <table:table-cell office:value-type="float" office:value="1151949607" table:style-name="ce5">
            <text:p>1151949607</text:p>
          </table:table-cell>
          <table:table-cell office:value-type="string" table:style-name="ce5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string" table:style-name="ce4">
            <text:p>3DOS-U38</text:p>
          </table:table-cell>
          <table:table-cell office:value-type="string" table:style-name="ce5">
            <text:p>Ali adel<text:s/></text:p>
          </table:table-cell>
          <table:table-cell office:value-type="float" office:value="1001930751" table:style-name="ce5">
            <text:p>1001930751</text:p>
          </table:table-cell>
          <table:table-cell office:value-type="string" table:style-name="ce5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office:value-type="string" table:style-name="ce4">
            <text:p>3DOS-U39</text:p>
          </table:table-cell>
          <table:table-cell office:value-type="string" table:style-name="ce5">
            <text:p>Mustafa Hesham<text:s/></text:p>
          </table:table-cell>
          <table:table-cell office:value-type="float" office:value="1146560241" table:style-name="ce5">
            <text:p>1146560241</text:p>
          </table:table-cell>
          <table:table-cell office:value-type="string" table:style-name="ce5">
            <text:p>CE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string" table:style-name="ce4">
            <text:p>3DOS-U40</text:p>
          </table:table-cell>
          <table:table-cell office:value-type="string" table:style-name="ce5">
            <text:p><text:s/>hanem ahmed Nabil Hassan Nour Eldien</text:p>
          </table:table-cell>
          <table:table-cell office:value-type="float" office:value="1029415412" table:style-name="ce5">
            <text:p>1029415412</text:p>
          </table:table-cell>
          <table:table-cell office:value-type="string" table:style-name="ce5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string" table:style-name="ce4">
            <text:p>3DOS-U41</text:p>
          </table:table-cell>
          <table:table-cell office:value-type="string" table:style-name="ce5">
            <text:p>Yousap yousry</text:p>
          </table:table-cell>
          <table:table-cell office:value-type="string" table:style-name="ce5">
            <text:p>+20 120 441 9125</text:p>
          </table:table-cell>
          <table:table-cell office:value-type="string" table:style-name="ce5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string" table:style-name="ce4">
            <text:p>3DOS-U42</text:p>
          </table:table-cell>
          <table:table-cell office:value-type="string" table:style-name="ce5">
            <text:p>Kiro Karam</text:p>
          </table:table-cell>
          <table:table-cell office:value-type="string" table:style-name="ce5">
            <text:p>+20 155 423 0054</text:p>
          </table:table-cell>
          <table:table-cell office:value-type="string" table:style-name="ce5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string" table:style-name="ce4">
            <text:p>3DOS-U43</text:p>
          </table:table-cell>
          <table:table-cell office:value-type="string" table:style-name="ce4">
            <text:p>Ahmed El Sayed Mahmoud</text:p>
          </table:table-cell>
          <table:table-cell office:value-type="float" office:value="1015633131" table:style-name="ce4">
            <text:p>1015633131</text:p>
          </table:table-cell>
          <table:table-cell office:value-type="string" table:style-name="ce4">
            <text:p>Stock Marke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string" table:style-name="ce4">
            <text:p>3DOS-U44</text:p>
          </table:table-cell>
          <table:table-cell office:value-type="string" table:style-name="ce5">
            <text:p>esraa ahmed ahmed</text:p>
          </table:table-cell>
          <table:table-cell office:value-type="float" office:value="1121802759" table:style-name="ce5">
            <text:p>1121802759</text:p>
          </table:table-cell>
          <table:table-cell office:value-type="string" table:style-name="ce5">
            <text:p>Stock market council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string" table:style-name="ce4">
            <text:p>3DOS-U45</text:p>
          </table:table-cell>
          <table:table-cell office:value-type="string" table:style-name="ce5">
            <text:p>basmala ahmed ahmed</text:p>
          </table:table-cell>
          <table:table-cell office:value-type="float" office:value="1129294824" table:style-name="ce5">
            <text:p>1129294824</text:p>
          </table:table-cell>
          <table:table-cell office:value-type="string" table:style-name="ce5">
            <text:p>cyber security<text:s/>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string" table:style-name="ce4">
            <text:p>3DOS-U46</text:p>
          </table:table-cell>
          <table:table-cell office:value-type="string" table:style-name="ce5">
            <text:p>rokaya mother</text:p>
          </table:table-cell>
          <table:table-cell office:value-type="float" office:value="1286540889" table:style-name="ce5">
            <text:p>1286540889</text:p>
          </table:table-cell>
          <table:table-cell office:value-type="string" table:style-name="ce5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113" table:style-name="ce1">
            <text:p>113</text:p>
          </table:table-cell>
          <table:table-cell office:value-type="string" table:style-name="ce4">
            <text:p>3DOS-U47</text:p>
          </table:table-cell>
          <table:table-cell office:value-type="string" table:style-name="ce5">
            <text:p>salma hatem<text:s/></text:p>
          </table:table-cell>
          <table:table-cell office:value-type="float" office:value="1117265627" table:style-name="ce5">
            <text:p>1117265627</text:p>
          </table:table-cell>
          <table:table-cell office:value-type="string" table:style-name="ce5">
            <text:p>Out com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114" table:style-name="ce1">
            <text:p>114</text:p>
          </table:table-cell>
          <table:table-cell office:value-type="string" table:style-name="ce4">
            <text:p>3DOS-U48</text:p>
          </table:table-cell>
          <table:table-cell office:value-type="string" table:style-name="ce5">
            <text:p>Toqa Mostafa Ismail</text:p>
          </table:table-cell>
          <table:table-cell office:value-type="float" office:value="1144828861" table:style-name="ce5">
            <text:p>1144828861</text:p>
          </table:table-cell>
          <table:table-cell office:value-type="string" table:style-name="ce5">
            <text:p>cuber securi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non</text:p>
          </table:table-cell>
          <table:table-cell table:number-columns-repeated="16376"/>
        </table:table-row>
        <table:table-row table:number-rows-repeated="10484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TO0MAaA</meta:initial-creator>
    <dc:creator>TO0MAaA</dc:creator>
    <meta:creation-date>2015-06-05T18:17:20Z</meta:creation-date>
    <dc:date>2020-11-04T05:16:19Z</dc:date>
  </office:meta>
</office:document-meta>
</file>